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fo:color="#2d3b45"/>
    </style:style>
    <style:style style:name="T2" style:family="text">
      <style:text-properties fo:font-size="12.00pt" fo:font-weight="bold" fo:font-family="Arial" style:font-family-asian="Arial" style:font-family-complex="Arial" fo:background-color="#ffffff" fo:color="#2d3b45"/>
    </style:style>
    <style:style style:name="T3" style:family="text">
      <style:text-properties fo:font-size="12.00pt" fo:font-weight="normal" fo:font-family="Arial" style:font-family-asian="Arial" style:font-family-complex="Arial" fo:background-color="#f8f8f8" fo:color="#000000"/>
    </style:style>
    <style:style style:name="T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5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7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9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1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1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4" style:family="text">
      <style:text-properties fo:font-size="11.00pt" fo:font-weight="normal" fo:font-family="Arial" style:font-family-asian="Arial" style:font-family-complex="Arial" fo:background-color="#ffffff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6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7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8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9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20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2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22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23" style:family="text">
      <style:text-properties fo:font-size="12.00pt" fo:font-weight="normal" fo:font-family="Arial" style:font-family-asian="Arial" style:font-family-complex="Arial" fo:background-color="#f8f8f8" fo:color="#8f5902" fo:font-style="italic"/>
    </style:style>
    <style:style style:name="T2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25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2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27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2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29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30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3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32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3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34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35" style:family="text">
      <style:text-properties fo:font-size="12.00pt" fo:font-weight="normal" fo:font-family="Arial" style:font-family-asian="Arial" style:font-family-complex="Arial" fo:background-color="#f8f8f8" fo:color="#4e9a06" fo:font-style="italic"/>
    </style:style>
    <style:style style:name="T3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40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4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42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4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44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4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46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47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4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49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5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51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52" style:family="text">
      <style:text-properties fo:font-size="12.00pt" fo:font-weight="normal" fo:font-family="Arial" style:font-family-asian="Arial" style:font-family-complex="Arial" fo:background-color="#f8f8f8" fo:color="#4e9a06" fo:font-style="italic"/>
    </style:style>
    <style:style style:name="T5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57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5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59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60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6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62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6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64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6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66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67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68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69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70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7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72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7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74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7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76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77" style:family="text">
      <style:text-properties fo:font-size="12.00pt" fo:font-weight="normal" fo:font-family="Arial" style:font-family-asian="Arial" style:font-family-complex="Arial" fo:background-color="#f8f8f8" fo:color="#4e9a06" fo:font-style="italic"/>
    </style:style>
    <style:style style:name="T7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79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8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84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8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86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87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88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89" style:family="text">
      <style:text-properties fo:font-size="12.00pt" fo:font-weight="normal" fo:font-family="Arial" style:font-family-asian="Arial" style:font-family-complex="Arial" fo:background-color="#f8f8f8" fo:color="#4e9a06" fo:font-style="italic"/>
    </style:style>
    <style:style style:name="T9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91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92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93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9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95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9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97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9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99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0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01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02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03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0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05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10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07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10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09" style:family="text">
      <style:text-properties fo:font-size="12.00pt" fo:font-weight="normal" fo:font-family="Arial" style:font-family-asian="Arial" style:font-family-complex="Arial" fo:background-color="#f8f8f8" fo:color="#8f5902"/>
    </style:style>
    <style:style style:name="T11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11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12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13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1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18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19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20" style:family="text">
      <style:text-properties fo:font-size="12.00pt" fo:font-weight="normal" fo:font-family="Arial" style:font-family-asian="Arial" style:font-family-complex="Arial" fo:background-color="#f8f8f8" fo:color="#4e9a06" fo:font-style="italic"/>
    </style:style>
    <style:style style:name="T12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22" style:family="text">
      <style:text-properties fo:font-size="12.00pt" fo:font-weight="normal" fo:font-family="Arial" style:font-family-asian="Arial" style:font-family-complex="Arial" fo:background-color="#f8f8f8" fo:color="#4e9a06" fo:font-style="italic"/>
    </style:style>
    <style:style style:name="T12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24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2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26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27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28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29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33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3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35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3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37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3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39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40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41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42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43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4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45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46" style:family="text">
      <style:text-properties fo:font-size="12.00pt" fo:font-weight="normal" fo:font-family="Arial" style:font-family-asian="Arial" style:font-family-complex="Arial" fo:background-color="#f8f8f8" fo:color="#8f5902" fo:font-style="italic"/>
    </style:style>
    <style:style style:name="T147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48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49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5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51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52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53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54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55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59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6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61" style:family="text">
      <style:text-properties fo:font-size="12.00pt" fo:font-weight="normal" fo:font-family="Arial" style:font-family-asian="Arial" style:font-family-complex="Arial" fo:background-color="#f8f8f8" fo:color="#204a87" fo:font-style="italic"/>
    </style:style>
    <style:style style:name="T162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63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64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65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66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67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68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69" style:family="text">
      <style:text-properties fo:font-size="12.00pt" fo:font-weight="normal" fo:font-family="Arial" style:font-family-asian="Arial" style:font-family-complex="Arial" fo:background-color="#f8f8f8" fo:color="#0000cf" fo:font-style="italic"/>
    </style:style>
    <style:style style:name="T170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T171" style:family="text">
      <style:text-properties fo:font-size="12.00pt" fo:font-weight="bold" fo:font-family="Arial" style:font-family-asian="Arial" style:font-family-complex="Arial" fo:background-color="#f8f8f8" fo:color="#204a87" fo:font-style="italic"/>
    </style:style>
    <style:style style:name="T172" style:family="text">
      <style:text-properties fo:font-size="12.00pt" fo:font-weight="normal" fo:font-family="Arial" style:font-family-asian="Arial" style:font-family-complex="Arial" fo:background-color="#f8f8f8" style:use-window-font-color="true" fo:font-style="italic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left="36.00pt" fo:text-indent="0.00p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top="9.00pt" fo:margin-bottom="9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top="9.00pt" fo:margin-bottom="9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top="9.00pt" fo:margin-bottom="9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00.00%" fo:text-align="left" fo:margin-top="9.00pt" fo:margin-bottom="9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top="9.00pt" fo:margin-bottom="9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top="9.00pt" fo:margin-bottom="9.00pt"/>
    </style:style>
    <style:style style:name="P18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/></text:p>
      <text:p text:style-name="P1"><text:span text:style-name="T2">Build Neural Network and CART model on same:</text:span></text:p>
      <text:p text:style-name="P2"><text:span text:style-name="T3">Solution:</text:span><text:span text:style-name="T4"><text:line-break/></text:span></text:p>
      <text:p text:style-name="P2"><text:span text:style-name="T4">Data Import<text:line-break/>hrdata&lt;-</text:span><text:span text:style-name="T5">read.csv</text:span><text:span text:style-name="T6">(file.choose());<text:line-break/><text:line-break/></text:span><text:span text:style-name="T7">str</text:span><text:span text:style-name="T8">(hrdata)</text:span></text:p>
      <text:p text:style-name="P2"><text:span text:style-name="T8"><text:s/>'data.frame':<text:s text:c="4"/>2940 obs. of<text:s text:c="2"/>35 variables:<text:line-break/><text:s text:c="2"/>$ Age<text:s text:c="21"/>: int<text:s text:c="2"/>41 49 37 33 27 32 59 30 38 36 ...<text:line-break/><text:s text:c="2"/>$ Attrition<text:s text:c="15"/>: Factor w/ 2 levels "No","Yes": 2 1 2 1 1 1 1 1 1 1 ...<text:line-break/><text:s text:c="2"/>$ BusinessTravel<text:s text:c="10"/>: Factor w/ 3 levels "Non-Travel","Travel_Frequently",..: 3 2 3 2 3 2 3 3 2 3 ...<text:line-break/><text:s text:c="2"/>$ DailyRate<text:s text:c="15"/>: int<text:s text:c="2"/>1102 279 1373 1392 591 1005 1324 1358 216 1299 ...<text:line-break/><text:s text:c="2"/>$ Department<text:s text:c="14"/>: Factor w/ 3 levels "Human Resources",..: 3 2 2 2 2 2 2 2 2 2 ...<text:line-break/><text:s text:c="2"/>$ DistanceFromHome<text:s text:c="8"/>: int<text:s text:c="2"/>1 8 2 3 2 2 3 24 23 27 ...<text:line-break/><text:s text:c="2"/>$ Education<text:s text:c="15"/>: int<text:s text:c="2"/>2 1 2 4 1 2 3 1 3 3 ...<text:line-break/><text:s text:c="2"/>$ EducationField<text:s text:c="10"/>: Factor w/ 6 levels "Human Resources",..: 2 2 5 2 4 2 4 2 2 4 ...<text:line-break/><text:s text:c="2"/>$ EmployeeCount<text:s text:c="11"/>: int<text:s text:c="2"/>1 1 1 1 1 1 1 1 1 1 ...<text:line-break/><text:s text:c="2"/>$ EmployeeNumber<text:s text:c="10"/>: int<text:s text:c="2"/>1 2 3 4 5 6 7 8 9 10 ...<text:line-break/><text:s text:c="2"/>$ EnvironmentSatisfaction : int<text:s text:c="2"/>2 3 4 4 1 4 3 4 4 3 ...<text:line-break/><text:s text:c="2"/>$ Gender<text:s text:c="18"/>: Factor w/ 2 levels "Female","Male": 1 2 2 1 2 2 1 2 2 2 ...<text:line-break/><text:s text:c="2"/>$ HourlyRate<text:s text:c="14"/>: int<text:s text:c="2"/>94 61 92 56 40 79 81 67 44 94 ...<text:line-break/><text:s text:c="2"/>$ JobInvolvement<text:s text:c="10"/>: int<text:s text:c="2"/>3 2 2 3 3 3 4 3 2 3 ...<text:line-break/><text:s text:c="2"/>$ JobLevel<text:s text:c="16"/>: int<text:s text:c="2"/>2 2 1 1 1 1 1 1 3 2 ...<text:line-break/><text:s text:c="2"/>$ JobRole<text:s text:c="17"/>: Factor w/ 9 levels "Healthcare Representative",..: 8 7 3 7 3 3 3 3 5 1 ...<text:line-break/><text:s text:c="2"/>$ JobSatisfaction<text:s text:c="9"/>: int<text:s text:c="2"/>4 2 3 3 2 4 1 3 3 3 ...<text:line-break/><text:s text:c="2"/>$ MaritalStatus<text:s text:c="11"/>: Factor w/ 3 levels "Divorced","Married",..: 3 2 3 2 2 3 2 1 3 2 ...<text:line-break/><text:s text:c="2"/>$ MonthlyIncome<text:s text:c="11"/>: int<text:s text:c="2"/>5993 5130 2090 2909 3468 3068 2670 2693 9526 5237 ...<text:line-break/><text:s text:c="2"/>$ MonthlyRate<text:s text:c="13"/>: int<text:s text:c="2"/>19479 24907 2396 23159 16632 11864 9964 13335 8787 16577 ...<text:line-break/><text:s text:c="2"/>$ NumCompaniesWorked<text:s text:c="6"/>: int<text:s text:c="2"/>8 1 6 1 9 0 4 1 0 6 ...<text:line-break/><text:s text:c="2"/>$ Over18<text:s text:c="18"/>: Factor w/ 1 level "Y": 1 1 1 1 1 1 1 1 1 1 ...<text:line-break/><text:s text:c="2"/>$ OverTime<text:s text:c="16"/>: Factor w/ 2 levels "No","Yes": 2 1 2 2 1 1 2 1 1 1 ...<text:line-break/><text:s text:c="2"/>$ PercentSalaryHike<text:s text:c="7"/>: int<text:s text:c="2"/>11 23 15 11 12 13 20 22 21 13 ...<text:line-break/><text:s text:c="2"/>$ PerformanceRating<text:s text:c="7"/>: int<text:s text:c="2"/>3 4 3 3 3 3 4 4 4 3 ...<text:line-break/><text:s text:c="2"/>$ RelationshipSatisfaction: int<text:s text:c="2"/>1 4 2 3 4 3 1 2 2 2 ...<text:line-break/><text:s text:c="2"/>$ StandardHours<text:s text:c="11"/>: int<text:s text:c="2"/>80 80 80 80 80 80 80 80 80 80 ...<text:line-break/><text:s text:c="2"/>$ StockOptionLevel<text:s text:c="8"/>: int<text:s text:c="2"/>0 1 0 0 1 0 3 1 0 2 ...<text:line-break/><text:s text:c="2"/>$ TotalWorkingYears<text:s text:c="7"/>: int<text:s text:c="2"/>8 10 7 8 6 8 12 1 10 17 ...<text:line-break/><text:s text:c="2"/>$ TrainingTimesLastYear<text:s text:c="3"/>: int<text:s text:c="2"/>0 3 3 3 3 2 3 2 2 3 ...<text:line-break/><text:s text:c="2"/>$ WorkLifeBalance<text:s text:c="9"/>: int<text:s text:c="2"/>1 3 3 3 3 2 2 3 3 2 ...<text:line-break/><text:s text:c="2"/>$ YearsAtCompany<text:s text:c="10"/>: int<text:s text:c="2"/>6 10 0 8 2 7 1 1 9 7 ...<text:line-break/><text:s text:c="2"/>$ YearsInCurrentRole<text:s text:c="6"/>: int<text:s text:c="2"/>4 7 0 7 2 7 0 0 7 7 ...<text:line-break/><text:s text:c="2"/>$ YearsSinceLastPromotion : int<text:s text:c="2"/>0 1 0 3 2 3 0 0 1 7 ...<text:line-break/><text:s text:c="2"/>$ YearsWithCurrManager<text:s text:c="4"/>: int<text:s text:c="2"/>5 7 0 0 2 6 0 0 8 7 ...</text:span></text:p>
      <text:p text:style-name="P2"><text:span text:style-name="T8">Data Cleaning</text:span><text:span text:style-name="T9"><text:s/></text:span><text:span text:style-name="T10"><text:line-break/> Dropping columns which have no use</text:span></text:p>
      <text:p text:style-name="P3"><text:span text:style-name="T10">Employee Number is only an identifier<text:line-break/>EmployeeCount only have one fixed value<text:line-break/>Over18 only have one value<text:line-break/>StandardHours<text:s text:c="2"/>0nly have one value</text:span></text:p>
      <text:p text:style-name="P4"><text:span text:style-name="T10"/></text:p>
      <text:p text:style-name="P5"><text:span text:style-name="T10">Percentage of Attrition</text:span><text:span text:style-name="T11"><text:line-break/></text:span><text:span text:style-name="T12">prop.table</text:span><text:span text:style-name="T13">(Attrition_count)</text:span><text:span text:style-name="T14"/></text:p>
      <text:p text:style-name="P6"><text:span text:style-name="T15"><text:s/><text:line-break/><text:s text:c="8"/>No<text:s text:c="7"/>Yes <text:line-break/> 0.8387755 0.1612245</text:span></text:p>
      <text:p text:style-name="P6"><text:span text:style-name="T15">Perform Exploratory Data Analysis<text:line-break/></text:span></text:p>
      <text:p text:style-name="P6"><text:span text:style-name="T15">Age<text:line-break/></text:span><text:span text:style-name="T16">summary</text:span><text:span text:style-name="T17">(hrdata$Age)</text:span></text:p>
      <text:p text:style-name="P6"><text:span text:style-name="T17"><text:s text:c="4"/>Min. 1st Qu.<text:s text:c="2"/>Median<text:s text:c="4"/>Mean 3rd Qu.<text:s text:c="4"/>Max. <text:line-break/><text:s text:c="3"/>18.00<text:s text:c="3"/>30.00<text:s text:c="3"/>36.00<text:s text:c="3"/>36.92<text:s text:c="3"/>43.00<text:s text:c="3"/>60.00</text:span></text:p>
      <text:p text:style-name="P6"><text:span text:style-name="T17">age &lt;-</text:span><text:span text:style-name="T18">cut</text:span><text:span text:style-name="T19">(hrdata$Age,<text:s/></text:span><text:span text:style-name="T20">8</text:span><text:span text:style-name="T21">,<text:s/></text:span><text:span text:style-name="T22">include.lowest =</text:span><text:span text:style-name="T23">TRUE</text:span><text:span text:style-name="T24">)<text:line-break/></text:span><text:span text:style-name="T25">ggplot</text:span><text:span text:style-name="T26">(hrdata,<text:s/></text:span><text:span text:style-name="T27">aes</text:span><text:span text:style-name="T28">(age, ..count..,<text:s/></text:span><text:span text:style-name="T29">fill =</text:span><text:span text:style-name="T30">factor</text:span><text:span text:style-name="T31">(Attrition))) +</text:span><text:span text:style-name="T32">geom_bar</text:span><text:span text:style-name="T33">(</text:span><text:span text:style-name="T34">position=</text:span><text:span text:style-name="T35">"dodge"</text:span><text:span text:style-name="T36">)</text:span></text:p>
      <text:p text:style-name="P7"><draw:frame text:anchor-type="as-char" svg:width="83.65mm" svg:height="59.27mm" style:rel-width="scale" style:rel-height="scale"><draw:object-ole xlink:href="OleObj1"/><draw:image xlink:href="ObjectReplacements/OleObj1"/></draw:frame><text:span text:style-name="T38"/></text:p>
      <text:p text:style-name="P8"><text:span text:style-name="T39">Major attrition around age ~ 30yrs.<text:line-break/><text:line-break/>BusinessTravel<text:line-break/></text:span><text:span text:style-name="T40">summary</text:span><text:span text:style-name="T41">(hrdata$BusinessTravel)</text:span></text:p>
      <text:p text:style-name="P8"><text:span text:style-name="T41"><text:s text:c="8"/>Non-Travel Travel_FrequentlyTravel_Rarely<text:line-break/><text:s text:c="15"/>300<text:s text:c="15"/>554<text:s text:c="14"/>2086</text:span></text:p>
      <text:p text:style-name="P8"><text:span text:style-name="T42">ggplot</text:span><text:span text:style-name="T43">(hrdata,<text:s/></text:span><text:span text:style-name="T44">aes</text:span><text:span text:style-name="T45">(BusinessTravel, ..count..,<text:s/></text:span><text:span text:style-name="T46">fill =</text:span><text:span text:style-name="T47">factor</text:span><text:span text:style-name="T48">(Attrition))) +</text:span><text:span text:style-name="T49">geom_bar</text:span><text:span text:style-name="T50">(</text:span><text:span text:style-name="T51">position=</text:span><text:span text:style-name="T52">"dodge"</text:span><text:span text:style-name="T53">)</text:span></text:p>
      <text:p text:style-name="P9"><draw:frame text:anchor-type="as-char" svg:width="76.37mm" svg:height="67.23mm" style:rel-width="scale" style:rel-height="scale"><draw:object-ole xlink:href="OleObj2"/><draw:image xlink:href="ObjectReplacements/OleObj2"/></draw:frame><text:span text:style-name="T55"/></text:p>
      <text:p text:style-name="P10"><text:span text:style-name="T56">Attrition around Employees who travel rarely<text:line-break/></text:span></text:p>
      <text:p text:style-name="P10"><text:span text:style-name="T56">SS =</text:span><text:span text:style-name="T57">sample.split</text:span><text:span text:style-name="T58">(hrdata$Attrition,<text:s/></text:span><text:span text:style-name="T59">SplitRatio =</text:span><text:span text:style-name="T60">0.70</text:span><text:span text:style-name="T61">)<text:line-break/><text:line-break/>Create Dev &amp; Hold Out dataset</text:span></text:p>
      <text:p text:style-name="P10"><text:span text:style-name="T61"><text:line-break/>Dev =</text:span><text:span text:style-name="T62">subset</text:span><text:span text:style-name="T63">(hrdata, SS ==TRUE)<text:line-break/>Hold =</text:span><text:span text:style-name="T64">subset</text:span><text:span text:style-name="T65">(hrdata, SS ==FALSE)<text:line-break/><text:line-break/>Baseline Model</text:span><text:span text:style-name="T66"><text:s/></text:span><text:span text:style-name="T67"/></text:p>
      <text:p text:style-name="P10"><text:span text:style-name="T68">prop.table</text:span><text:span text:style-name="T69">(</text:span><text:span text:style-name="T70">table</text:span><text:span text:style-name="T71">(Dev$Attrition))</text:span></text:p>
      <text:p text:style-name="P10"><text:span text:style-name="T71"><text:s/><text:line-break/><text:s text:c="8"/>No<text:s text:c="7"/>Yes <text:line-break/> 0.8386783 0.1613217</text:span></text:p>
      <text:p text:style-name="P10"><text:span text:style-name="T71"><text:s/>Attrition = "No" - accuracy of 83.87%.<text:line-break/><text:line-break/><text:line-break/>CART Model(Development Sample)<text:line-break/>cart_model =</text:span><text:span text:style-name="T72">rpart</text:span><text:span text:style-name="T73">(Attrition ~.,<text:s/></text:span><text:span text:style-name="T74">data=</text:span><text:span text:style-name="T75">Dev,<text:s/></text:span><text:span text:style-name="T76">method=</text:span><text:span text:style-name="T77">"class"</text:span><text:span text:style-name="T78">)<text:line-break/><text:line-break/>Plot the Model<text:line-break/></text:span><text:span text:style-name="T79">prp</text:span><text:span text:style-name="T80">(cart_model)</text:span></text:p>
      <text:p text:style-name="P11"><draw:frame text:anchor-type="as-char" svg:width="123.20mm" svg:height="98.56mm" style:rel-width="scale" style:rel-height="scale"><draw:object-ole xlink:href="OleObj3"/><draw:image xlink:href="ObjectReplacements/OleObj3"/></draw:frame><text:span text:style-name="T82"/></text:p>
      <text:p text:style-name="P12"><text:span text:style-name="T83">Predict the Holdout data<text:line-break/>Cart_prediction&lt;-</text:span><text:span text:style-name="T84">predict</text:span><text:span text:style-name="T85">(cart_model,<text:s/></text:span><text:span text:style-name="T86">newdata=</text:span><text:span text:style-name="T87">Hold,<text:s/></text:span><text:span text:style-name="T88">type=</text:span><text:span text:style-name="T89">"class"</text:span><text:span text:style-name="T90">)<text:line-break/></text:span><text:span text:style-name="T91"/></text:p>
      <text:p text:style-name="P12"><text:span text:style-name="T92">matrix1 &lt;-</text:span><text:span text:style-name="T93">table</text:span><text:span text:style-name="T94">(Hold$Attrition, Cart_prediction)<text:line-break/>matrix1</text:span></text:p>
      <text:p text:style-name="P12"><text:span text:style-name="T94"><text:s text:c="5"/>Cart_prediction<text:line-break/><text:s text:c="8"/>No Yes<text:line-break/><text:s text:c="3"/>No<text:s text:c="2"/>712<text:s text:c="2"/>28<text:line-break/><text:s text:c="3"/>Yes 102<text:s text:c="2"/>40</text:span></text:p>
      <text:p text:style-name="P12"><text:span text:style-name="T94">CART</text:span><text:span text:style-name="T95"><text:s/></text:span><text:span text:style-name="T96">model</text:span><text:span text:style-name="T97"><text:s/></text:span><text:span text:style-name="T98">accuracy<text:line-break/>(matrix1[</text:span><text:span text:style-name="T99">1</text:span><text:span text:style-name="T100">]+matrix1[</text:span><text:span text:style-name="T101">4</text:span><text:span text:style-name="T102">])/(</text:span><text:span text:style-name="T103">nrow</text:span><text:span text:style-name="T104">(Hold))</text:span></text:p>
      <text:p text:style-name="P12"><text:span text:style-name="T104">[1] 0.8526077</text:span></text:p>
      <text:p text:style-name="P12"><text:span text:style-name="T104">Model</text:span><text:span text:style-name="T105"><text:s/></text:span><text:span text:style-name="T106">Accuracy -</text:span><text:span text:style-name="T107"><text:s/></text:span><text:span text:style-name="T108">85.2 %<text:line-break/><text:line-break/><text:line-break/>#</text:span><text:span text:style-name="T109"><text:s/></text:span><text:span text:style-name="T110">Pruning<text:line-break/></text:span><text:span text:style-name="T111">printcp</text:span><text:span text:style-name="T112">(cart_model)</text:span></text:p>
      <text:p text:style-name="P12"><text:span text:style-name="T112"><text:line-break/>Classification tree:<text:line-break/> rpart(formula = Attrition ~ ., data = Dev, method = "class")<text:line-break/></text:span></text:p>
      <text:p text:style-name="P12"><text:span text:style-name="T112"/></text:p>
      <text:p text:style-name="P12"><text:span text:style-name="T112"><text:s/><text:line-break/> Variables actually used in tree construction:<text:line-break/><text:s text:c="2"/>[1] Age<text:s text:c="21"/>DailyRate<text:line-break/><text:s text:c="2"/>[3] EnvironmentSatisfactionHourlyRate<text:line-break/><text:s text:c="2"/>[5] JobInvolvementJobRole<text:line-break/><text:s text:c="2"/>[7] MonthlyIncomeMonthlyRate<text:line-break/><text:s text:c="2"/>[9] OverTimeStockOptionLevel<text:line-break/> [11] TotalWorkingYears<text:line-break/> <text:line-break/> Root node error: 332/2058 = 0.16132<text:line-break/> <text:line-break/> n= 2058 <text:line-break/> <text:line-break/><text:s text:c="9"/>CP nsplitrel error<text:s text:c="2"/>xerrorxstd<text:line-break/> 1 0.055723<text:s text:c="6"/>0<text:s text:c="3"/>1.00000 1.00000 0.050261<text:line-break/> 2 0.036145<text:s text:c="6"/>2<text:s text:c="3"/>0.88855 0.91867 0.048549<text:line-break/> 3 0.027108<text:s text:c="6"/>3<text:s text:c="3"/>0.85241 0.90663 0.048285<text:line-break/> 4 0.022590<text:s text:c="6"/>5<text:s text:c="3"/>0.79819 0.87952 0.047679<text:line-break/> 5 0.021084<text:s text:c="6"/>7<text:s text:c="3"/>0.75301 0.86747 0.047405<text:line-break/> 6 0.016566<text:s text:c="6"/>8<text:s text:c="3"/>0.73193 0.87349 0.047542<text:line-break/> 7 0.013554<text:s text:c="5"/>11<text:s text:c="3"/>0.67771 0.82831 0.046492<text:line-break/> 8 0.012048<text:s text:c="5"/>13<text:s text:c="3"/>0.65060 0.82229 0.046349<text:line-break/> 9 0.010000<text:s text:c="5"/>14<text:s text:c="3"/>0.63855 0.78313 0.045396</text:span></text:p>
      <text:p text:style-name="P12"><text:span text:style-name="T113">plotcp</text:span><text:span text:style-name="T114">(cart_model)</text:span></text:p>
      <text:p text:style-name="P13"><draw:frame text:anchor-type="as-char" svg:width="104.14mm" svg:height="68.58mm" style:rel-width="scale" style:rel-height="scale"><draw:object-ole xlink:href="OleObj4"/><draw:image xlink:href="ObjectReplacements/OleObj4"/></draw:frame><text:span text:style-name="T116"/></text:p>
      <text:p text:style-name="P14"><text:span text:style-name="T117">bestcp&lt;-cart_model$cptable[</text:span><text:span text:style-name="T118">which.min</text:span><text:span text:style-name="T119">(cart_model$cptable[,</text:span><text:span text:style-name="T120">"xerror"</text:span><text:span text:style-name="T121">]),</text:span><text:span text:style-name="T122">"CP"</text:span><text:span text:style-name="T123">]<text:line-break/>Pruned_Model&lt;-</text:span><text:span text:style-name="T124">prune</text:span><text:span text:style-name="T125">(cart_model,<text:s/></text:span><text:span text:style-name="T126">cp=</text:span><text:span text:style-name="T127">bestcp)<text:line-break/></text:span><text:span text:style-name="T128">prp</text:span><text:span text:style-name="T129">(Pruned_Model)</text:span></text:p>
      <text:p text:style-name="P15"><draw:frame text:anchor-type="as-char" svg:width="123.20mm" svg:height="98.56mm" style:rel-width="scale" style:rel-height="scale"><draw:object-ole xlink:href="OleObj5"/><draw:image xlink:href="ObjectReplacements/OleObj5"/></draw:frame><text:span text:style-name="T131"/></text:p>
      <text:p text:style-name="P16"><text:span text:style-name="T132"><text:s/>Neural Network<text:line-break/></text:span></text:p>
      <text:p text:style-name="P16"><text:span text:style-name="T133">set.seed</text:span><text:span text:style-name="T134">(</text:span><text:span text:style-name="T135">1</text:span><text:span text:style-name="T136">)<text:line-break/>NN_model&lt;-</text:span><text:span text:style-name="T137">nnet</text:span><text:span text:style-name="T138">(Attrition~.,Dev,</text:span><text:span text:style-name="T139">size=</text:span><text:span text:style-name="T140">21</text:span><text:span text:style-name="T141">,</text:span><text:span text:style-name="T142">rang=</text:span><text:span text:style-name="T143">0.07</text:span><text:span text:style-name="T144">,</text:span><text:span text:style-name="T145">Hess=</text:span><text:span text:style-name="T146">FALSE</text:span><text:span text:style-name="T147">,</text:span><text:span text:style-name="T148">decay=</text:span><text:span text:style-name="T149">15e-4</text:span><text:span text:style-name="T150">,</text:span><text:span text:style-name="T151">maxit=</text:span><text:span text:style-name="T152">2000</text:span><text:span text:style-name="T153">)</text:span></text:p>
      <text:p text:style-name="P16"><text:span text:style-name="T154">plot.nnet</text:span><text:span text:style-name="T155">(NN_model)</text:span></text:p>
      <text:p text:style-name="P17"><draw:frame text:anchor-type="as-char" svg:width="102.11mm" svg:height="69.60mm" style:rel-width="scale" style:rel-height="scale"><draw:object-ole xlink:href="OleObj6"/><draw:image xlink:href="ObjectReplacements/OleObj6"/></draw:frame><text:span text:style-name="T157"/></text:p>
      <text:p text:style-name="P18"><text:span text:style-name="T158">Prediction_NN&lt;-</text:span><text:span text:style-name="T159">predict</text:span><text:span text:style-name="T160">(NN_model,Hold,</text:span><text:span text:style-name="T161">type</text:span><text:span text:style-name="T162">=(“class"))<text:line-break/></text:span><text:span text:style-name="T163">table</text:span><text:span text:style-name="T164">(Prediction_NN)</text:span></text:p>
      <text:p text:style-name="P18"><text:span text:style-name="T164"><text:s/>Prediction_NN<text:line-break/><text:s text:c="2"/>No Yes <text:line-break/> 750 132</text:span></text:p>
      <text:p text:style-name="P18"><text:span text:style-name="T164">Taking "x" as the variable to store the values of the table<text:line-break/>x &lt;-</text:span><text:span text:style-name="T165">table</text:span><text:span text:style-name="T166">(Hold$Attrition, Prediction_NN)<text:line-break/>(x[</text:span><text:span text:style-name="T167">1</text:span><text:span text:style-name="T168">]+b[</text:span><text:span text:style-name="T169">4</text:span><text:span text:style-name="T170">])/(</text:span><text:span text:style-name="T171">nrow</text:span><text:span text:style-name="T172">(Hold))</text:span></text:p>
      <text:p text:style-name="P18"><text:span text:style-name="T172"><text:s/>[1] 0.9058867</text:span></text:p>
      <text:p text:style-name="P18"><text:span text:style-name="T172">Neural network accuracy level is ~ 90% which is better than CART Model (85%) so we can say that NN model performs better than CART.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